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13490" officeooo:paragraph-rsid="00013490"/>
    </style:style>
    <style:style style:name="P3" style:family="paragraph" style:parent-style-name="Standard">
      <style:paragraph-properties fo:text-align="center" style:justify-single-word="false"/>
      <style:text-properties officeooo:rsid="00013490" officeooo:paragraph-rsid="00013490"/>
    </style:style>
    <style:style style:name="P4" style:family="paragraph" style:parent-style-name="Standard">
      <style:text-properties fo:font-style="italic" officeooo:rsid="00013490" officeooo:paragraph-rsid="00013490" style:font-style-asian="italic" style:font-style-complex="italic"/>
    </style:style>
    <style:style style:name="P5" style:family="paragraph" style:parent-style-name="Standard">
      <style:text-properties officeooo:rsid="0001857a" officeooo:paragraph-rsid="0001857a"/>
    </style:style>
    <style:style style:name="P6" style:family="paragraph" style:parent-style-name="Standard">
      <style:text-properties officeooo:rsid="00036154" officeooo:paragraph-rsid="00036154"/>
    </style:style>
    <style:style style:name="P7" style:family="paragraph" style:parent-style-name="Standard">
      <style:paragraph-properties fo:break-before="page"/>
      <style:text-properties officeooo:rsid="00036154" officeooo:paragraph-rsid="00036154"/>
    </style:style>
    <style:style style:name="P8" style:family="paragraph" style:parent-style-name="Standard">
      <style:text-properties fo:font-size="10pt" officeooo:rsid="00036154" officeooo:paragraph-rsid="00036154" style:font-size-asian="10pt" style:font-size-complex="10pt"/>
    </style:style>
    <style:style style:name="P9" style:family="paragraph" style:parent-style-name="Standard">
      <style:text-properties fo:font-size="10pt" officeooo:rsid="00039765" officeooo:paragraph-rsid="00039765" style:font-size-asian="10pt" style:font-size-complex="10pt"/>
    </style:style>
    <style:style style:name="P10" style:family="paragraph" style:parent-style-name="Standard">
      <style:text-properties fo:font-size="10pt" officeooo:rsid="00047cdb" officeooo:paragraph-rsid="00047cdb" style:font-size-asian="10pt" style:font-size-complex="10pt"/>
    </style:style>
    <style:style style:name="P11" style:family="paragraph" style:parent-style-name="Standard">
      <style:text-properties officeooo:rsid="00039765" officeooo:paragraph-rsid="00039765"/>
    </style:style>
    <style:style style:name="P12" style:family="paragraph" style:parent-style-name="Standard">
      <style:text-properties officeooo:rsid="00047cdb" officeooo:paragraph-rsid="00047cdb"/>
    </style:style>
    <style:style style:name="P13" style:family="paragraph" style:parent-style-name="Standard">
      <style:text-properties officeooo:rsid="0006155c" officeooo:paragraph-rsid="0006155c"/>
    </style:style>
    <style:style style:name="P14" style:family="paragraph" style:parent-style-name="Standard">
      <style:text-properties officeooo:rsid="000626cd" officeooo:paragraph-rsid="000626cd"/>
    </style:style>
    <style:style style:name="T1" style:family="text">
      <style:text-properties officeooo:rsid="0001857a"/>
    </style:style>
    <style:style style:name="T2" style:family="text">
      <style:text-properties officeooo:rsid="00036154"/>
    </style:style>
    <style:style style:name="T3" style:family="text">
      <style:text-properties fo:font-size="10pt" style:font-size-asian="10pt" style:font-size-complex="10pt"/>
    </style:style>
    <style:style style:name="T4" style:family="text">
      <style:text-properties officeooo:rsid="00047cdb"/>
    </style:style>
    <style:style style:name="T5" style:family="text">
      <style:text-properties style:text-position="super 58%"/>
    </style:style>
    <style:style style:name="T6" style:family="text">
      <style:text-properties style:text-position="super 58%" fo:font-style="italic" officeooo:rsid="000626cd" style:font-style-asian="italic" style:font-style-complex="italic"/>
    </style:style>
    <style:style style:name="T7" style:family="text">
      <style:text-properties officeooo:rsid="000626cd"/>
    </style:style>
    <style:style style:name="T8" style:family="text">
      <style:text-properties fo:font-style="italic" officeooo:rsid="000626cd"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binatorial Archenumbers</text:p>
      <text:p text:style-name="P3">by Sven Nilsen, 2022</text:p>
      <text:p text:style-name="P2"/>
      <text:p text:style-name="P4">In this paper I present a method to talk about combinatorial similarity of natural numbers. <text:span text:style-name="T7">The underlying theory was derived using Avatar Extensions, inspired by ongoing research on Path Semantical Quality and Seshatic vs Platonic bias in mathematical languages.</text:span></text:p>
      <text:p text:style-name="P2"/>
      <text:p text:style-name="P2">In combinatorics<text:span text:style-name="T5"><text:reference-ref text:reference-format="text" text:ref-name="combinatorics">[1]</text:reference-ref></text:span>, one often uses natural numbers to describe the size of discrete spaces<text:span text:style-name="T5"><text:reference-ref text:reference-format="text" text:ref-name="discrete">[2]</text:reference-ref></text:span>. Discrete spaces vary significantly by structure and this makes it difficult to talk about general similarity. One of the problem<text:span text:style-name="T1">s</text:span> is that <text:span text:style-name="T1">a</text:span> discrete structure can “factor out” another structure, hence have similarity e.g. in a visualization of the space, but numerically the difference in sizes of the spaces can be extremely large. Therefore, the size of a space tells little about combinatorial similarity.</text:p>
      <text:p text:style-name="P2"/>
      <text:p text:style-name="P2">However, is it possible to transform the size of a discrete space to some form where it is easier to talk about the combinatorial similarity? This is the idea behind Combinatorial Archenumbers.</text:p>
      <text:p text:style-name="P2"/>
      <text:p text:style-name="P5">Combinatorial Archenumbers focuses on products and powers, since it is computationally hard to cover sums. The principle is that one must compare “apples vs apples” and not “apples vs oranges”. For example, when concatenating two discrete spaces into one, the size of the resulting discrete space is simply the sum of the sizes of the two separate discrete spaces:</text:p>
      <text:p text:style-name="P5"/>
      <text:p text:style-name="P5"><text:tab/>sum_space[size] &lt;=&gt; add<text:tab/><text:tab/><text:span text:style-name="T8">For notation, see paper “Normal Paths”</text:span><text:span text:style-name="T6"><text:reference-ref text:reference-format="text" text:ref-name="normal paths">[3]</text:reference-ref></text:span></text:p>
      <text:p text:style-name="P5"/>
      <text:p text:style-name="P5">When comparing spaces for structural similarity, it is require<text:span text:style-name="T7">d</text:span> that sums are never used. Furthermore, only products and powers are assumed:</text:p>
      <text:p text:style-name="P5"/>
      <text:p text:style-name="P5"><text:tab/>prod_space[size] &lt;=&gt; mul</text:p>
      <text:p text:style-name="P5"><text:tab/>pow_space[size] &lt;=&gt; pow</text:p>
      <text:p text:style-name="P5"/>
      <text:p text:style-name="P5">For example, discrete spaces representing pairs can be problematic, <text:span text:style-name="T2">such as pairs that are constrained to a triangular connectivity matrix.</text:span></text:p>
      <text:p text:style-name="P5"/>
      <text:p text:style-name="P6">Once these assumptions hold, there is a simple algorithm `ty` that produces an archenumber:</text:p>
      <text:p text:style-name="P6"/>
      <text:p text:style-name="P8"><text:tab/>ty : nat → nat</text:p>
      <text:p text:style-name="P8"><text:tab/>ty(n) = {</text:p>
      <text:p text:style-name="P8"><text:s text:c="4"/><text:tab/><text:tab/>if n &lt; 2 {return n}</text:p>
      <text:p text:style-name="P8"><text:s text:c="4"/><text:tab/><text:tab/>n := n</text:p>
      <text:p text:style-name="P8"><text:s text:c="4"/><text:tab/><text:tab/>loop {</text:p>
      <text:p text:style-name="P8"><text:s text:c="8"/><text:tab/><text:tab/><text:tab/>m := trans(fact(n))</text:p>
      <text:p text:style-name="P8"><text:s text:c="8"/><text:tab/><text:tab/><text:tab/>if m == n {return m}</text:p>
      <text:p text:style-name="P8"><text:s text:c="8"/><text:tab/><text:tab/><text:tab/>n = m</text:p>
      <text:p text:style-name="P8"><text:s text:c="4"/><text:tab/><text:tab/>}</text:p>
      <text:p text:style-name="P8"><text:tab/>}</text:p>
      <text:p text:style-name="P6"/>
      <text:p text:style-name="P6"><text:tab/><text:span text:style-name="T3">fact : nat → [nat]</text:span></text:p>
      <text:p text:style-name="P6"/>
      <text:p text:style-name="P6">Here, `fact` is ordered prime factorization and `trans` is defined on the next page.</text:p>
      <text:p text:style-name="P6"/>
      <text:p text:style-name="P11">The archenumbers produced by `ty` form the basis for talking about combinatorial similarity.<text:line-break/></text:p>
      <text:p text:style-name="P7">The definition of `trans`:</text:p>
      <text:p text:style-name="P6"/>
      <text:p text:style-name="P6"><text:tab/><text:span text:style-name="T3">trans : [nat] → nat</text:span></text:p>
      <text:p text:style-name="P8"><text:tab/>trans(fact) = {</text:p>
      <text:p text:style-name="P8"><text:tab/><text:tab/>if len(fact) == 0 {return 1}</text:p>
      <text:p text:style-name="P8"><text:s text:c="4"/><text:tab/><text:tab/>p := fact[0]</text:p>
      <text:p text:style-name="P8"><text:s text:c="4"/><text:tab/><text:tab/>res := 1</text:p>
      <text:p text:style-name="P8"><text:s text:c="4"/><text:tab/><text:tab/>n := 1</text:p>
      <text:p text:style-name="P8"><text:s text:c="4"/><text:tab/><text:tab/>for i [1, len(fact)) {</text:p>
      <text:p text:style-name="P8"><text:s text:c="8"/><text:tab/><text:tab/><text:tab/>if fact[i] == p {</text:p>
      <text:p text:style-name="P8"><text:s text:c="12"/><text:tab/><text:tab/><text:tab/><text:tab/>n += 1</text:p>
      <text:p text:style-name="P8"><text:s text:c="8"/><text:tab/><text:tab/><text:tab/>} else {</text:p>
      <text:p text:style-name="P8"><text:s text:c="12"/><text:tab/><text:tab/><text:tab/><text:tab/>res *= n * p</text:p>
      <text:p text:style-name="P8"><text:s text:c="12"/><text:tab/><text:tab/><text:tab/><text:tab/>p = fact[i]</text:p>
      <text:p text:style-name="P8"><text:s text:c="12"/><text:tab/><text:tab/><text:tab/><text:tab/>n = 1</text:p>
      <text:p text:style-name="P8"><text:s text:c="8"/><text:tab/><text:tab/><text:tab/>}</text:p>
      <text:p text:style-name="P8"><text:s text:c="4"/><text:tab/><text:tab/>}</text:p>
      <text:p text:style-name="P8"><text:s text:c="4"/><text:tab/><text:tab/>res *= n * p</text:p>
      <text:p text:style-name="P8"><text:s text:c="4"/><text:tab/><text:tab/>res</text:p>
      <text:p text:style-name="P8"><text:tab/>}</text:p>
      <text:p text:style-name="P6"/>
      <text:p text:style-name="P11">Combinatorial similarity is thought of <text:span text:style-name="T4">as a set of 8 possible reductions over a base and an exponent:</text:span></text:p>
      <text:p text:style-name="P11"/>
      <text:p text:style-name="P9"><text:tab/><text:span text:style-name="T4">nat × nat → nat</text:span></text:p>
      <text:p text:style-name="P9"><text:tab/>mul_ty(exp, base) = ty(base * exp)</text:p>
      <text:p text:style-name="P9"><text:tab/>mul_base_ty(exp, base) = ty(ty(base) * exp)</text:p>
      <text:p text:style-name="P9"><text:tab/>mul_exp_ty(exp, base) = ty(base * ty(exp))</text:p>
      <text:p text:style-name="P9"><text:tab/>mul_tty(exp, base) = ty(ty(base) * ty(exp))</text:p>
      <text:p text:style-name="P9"><text:tab/>pow_ty(exp, base) = ty(base ^ exp)</text:p>
      <text:p text:style-name="P9"><text:tab/>pow_base_ty(exp, base) = ty(ty(base) ^ exp)</text:p>
      <text:p text:style-name="P9"><text:tab/>pow_exp_ty(exp, base) = ty(base ^ ty(exp))</text:p>
      <text:p text:style-name="P9"><text:tab/>pow_tty(exp, base) = ty(ty(base) ^ ty(exp))</text:p>
      <text:p text:style-name="P11"/>
      <text:p text:style-name="P12">For example:</text:p>
      <text:p text:style-name="P12"/>
      <text:p text:style-name="P10"><text:tab/>base exp: 8^2<text:tab/><text:tab/><text:tab/>base exp: 2^6</text:p>
      <text:p text:style-name="P10"><text:tab/>value: 64<text:tab/><text:tab/><text:tab/>value: 64</text:p>
      <text:p text:style-name="P10"><text:tab/>mul_ty: 6<text:tab/><text:tab/><text:tab/>mul_ty: 12</text:p>
      <text:p text:style-name="P10"><text:tab/>mul_base_ty: 6<text:tab/><text:tab/><text:tab/>mul_base_ty: 12</text:p>
      <text:p text:style-name="P10"><text:tab/>mul_exp_ty: 12<text:tab/><text:tab/><text:tab/>mul_exp_ty: 12</text:p>
      <text:p text:style-name="P10"><text:tab/>mul_tty: 12<text:tab/><text:tab/><text:tab/>mul_tty: 12</text:p>
      <text:p text:style-name="P10"><text:tab/>pow_ty: 6<text:tab/><text:tab/><text:tab/>pow_ty: 12</text:p>
      <text:p text:style-name="P10"><text:tab/>pow_base_ty: 6<text:tab/><text:tab/><text:tab/>pow_base_ty: 12</text:p>
      <text:p text:style-name="P10"><text:tab/>pow_exp_ty: 12<text:tab/><text:tab/><text:tab/>pow_exp_ty: 12</text:p>
      <text:p text:style-name="P10"><text:tab/>pow_tty: 12<text:tab/><text:tab/><text:tab/>pow_tty: 12</text:p>
      <text:p text:style-name="P12"/>
      <text:p text:style-name="P12">These reductions based on archenumbers share the greatest common divisor `2 * 3`.</text:p>
      <text:p text:style-name="P12"/>
      <text:p text:style-name="P13">The form `8^2` of `64` is thought of as a “lincombination” of `8`,</text:p>
      <text:p text:style-name="P13">and the form `2^6` of `64` is thought of as “hexcombination” of `2`.</text:p>
      <text:p text:style-name="P13"/>
      <text:p text:style-name="P13">In an n-combination, the input can be interpreted geometrically as an infinitesimal n-gon<text:span text:style-name="T5"><text:reference-ref text:reference-format="text" text:ref-name="regular polygon">[4]</text:reference-ref></text:span>.</text:p>
      <text:p text:style-name="P13">The resulting combination makes the exponent the dominant geometry at global scale.</text:p>
      <text:p text:style-name="P13">The archenumber is a restored balance of the exponent’s dominance over the base.</text:p>
      <text:p text:style-name="P13"/>
      <text:p text:style-name="P13">This restored balance in the example above, is represented as the product `2 * 3`.</text:p>
      <text:p text:style-name="P13">It follows from the geometric interpretation that a circle is `1` and `0` is undefined.</text:p>
      <text:p text:style-name="P13">The theory of Combinatorial Archenumbers was derived using Avatar Extensions<text:span text:style-name="T5"><text:reference-ref text:reference-format="text" text:ref-name="avatar extensions">[5]</text:reference-ref></text:span>.</text:p>
      <text:h text:style-name="P1" text:outline-level="3">References:</text:h>
      <text:p text:style-name="P13"/>
      <text:p text:style-name="P13"><text:reference-mark-start text:name="combinatorics"/>[1]<text:reference-mark-end text:name="combinatorics"/><text:tab/>“Combinatorics”</text:p>
      <text:p text:style-name="P13"><text:tab/>Wikipedia</text:p>
      <text:p text:style-name="P13"><text:tab/><text:a xlink:type="simple" xlink:href="https://en.wikipedia.org/wiki/Combinatorics" text:style-name="Internet_20_link" text:visited-style-name="Visited_20_Internet_20_Link"><text:span text:style-name="T3">https://en.wikipedia.org/wiki/Combinatorics</text:span></text:a></text:p>
      <text:p text:style-name="P13"/>
      <text:p text:style-name="P14"><text:reference-mark-start text:name="discrete"/>[2]<text:reference-mark-end text:name="discrete"/><text:tab/>“Discrete”</text:p>
      <text:p text:style-name="P14"><text:tab/>AdvancedResearch – Combinatorial phantom types for discrete mathematics</text:p>
      <text:p text:style-name="P14"><text:tab/><text:a xlink:type="simple" xlink:href="https://github.com/advancedresearch/discrete" text:style-name="Internet_20_link" text:visited-style-name="Visited_20_Internet_20_Link"><text:span text:style-name="T3">https://github.com/advancedresearch/discrete</text:span></text:a></text:p>
      <text:p text:style-name="P14"/>
      <text:p text:style-name="P14"><text:reference-mark-start text:name="normal paths"/>[3]<text:reference-mark-end text:name="normal paths"/><text:tab/>“Normal Paths”</text:p>
      <text:p text:style-name="P14"><text:tab/>Sven Nilsen, 2019</text:p>
      <text:p text:style-name="P14"><text:tab/><text:a xlink:type="simple" xlink:href="https://github.com/advancedresearch/path_semantics/blob/master/papers-wip/normal-paths.pdf" text:style-name="Internet_20_link" text:visited-style-name="Visited_20_Internet_20_Link"><text:span text:style-name="T3">https://github.com/advancedresearch/path_semantics/blob/master/papers-wip/normal-paths.pdf</text:span></text:a></text:p>
      <text:p text:style-name="P14"/>
      <text:p text:style-name="P14"><text:reference-mark-start text:name="regular polygon"/>[4]<text:reference-mark-end text:name="regular polygon"/><text:tab/>“Regular polygon”</text:p>
      <text:p text:style-name="P14"><text:tab/>Wikipedia</text:p>
      <text:p text:style-name="P14"><text:tab/><text:a xlink:type="simple" xlink:href="https://en.wikipedia.org/wiki/Regular_polygon" text:style-name="Internet_20_link" text:visited-style-name="Visited_20_Internet_20_Link"><text:span text:style-name="T3">https://en.wikipedia.org/wiki/Regular_polygon</text:span></text:a></text:p>
      <text:p text:style-name="P14"/>
      <text:p text:style-name="P14"><text:reference-mark-start text:name="avatar extensions"/>[5]<text:reference-mark-end text:name="avatar extensions"/><text:tab/>“Avatar Extensions”</text:p>
      <text:p text:style-name="P14"><text:tab/>AdvancedResearch – Summary page on Avatar Extensions</text:p>
      <text:p text:style-name="P14"><text:tab/><text:a xlink:type="simple" xlink:href="https://advancedresearch.github.io/avatar-extensions/summary.html" text:style-name="Internet_20_link" text:visited-style-name="Visited_20_Internet_20_Link"><text:span text:style-name="T3">https://advancedresearch.github.io/avatar-extensions/summary.html</text:span></text:a></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0T22:19:29.421686718</meta:creation-date>
    <dc:date>2022-08-20T23:33:17.046461684</dc:date>
    <meta:editing-duration>PT10M12S</meta:editing-duration>
    <meta:editing-cycles>1</meta:editing-cycles>
    <meta:document-statistic meta:table-count="0" meta:image-count="0" meta:object-count="0" meta:page-count="3" meta:paragraph-count="90" meta:word-count="681" meta:character-count="4591" meta:non-whitespace-character-count="3739"/>
    <meta:generator>LibreOffice/7.2.2.2$MacOSX_X86_64 LibreOffice_project/02b2acce88a210515b4a5bb2e46cbfb63fe97d56</meta:generator>
  </office:meta>
</office:document-meta>
</file>